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B0000010028AD2EE6AC3D6F7B.png" manifest:media-type="image/png"/>
  <manifest:file-entry manifest:full-path="Pictures/1000000000000247000001F4A60E4BB8CC660AA5.png" manifest:media-type="image/png"/>
  <manifest:file-entry manifest:full-path="Pictures/10000000000004A6000000B49B363FE56C008451.png" manifest:media-type="image/png"/>
  <manifest:file-entry manifest:full-path="Pictures/10000000000004A500000107940BDE50967DF260.png" manifest:media-type="image/png"/>
  <manifest:file-entry manifest:full-path="Pictures/100000000000028F0000011C76A735A8D266B6B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ed5d5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0ee498" style:text-blinking="false" fo:background-color="#eed5d5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0a2c6" style:text-blinking="false" fo:background-color="#eed5d5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0a2c6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0a2c6" style:text-blinking="false" fo:background-color="transparent" loext:char-shading-value="0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ed5d5" loext:char-shading-value="0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javascript:ST(3850,3851)" text:style-name="Internet_20_link" text:visited-style-name="Visited_20_Internet_20_Link"><text:span text:style-name="T10">ST-1175</text:span></text:a><text:a xlink:type="simple" xlink:href="javascript:ST(3850,3851)" text:style-name="Internet_20_link" text:visited-style-name="Visited_20_Internet_20_Link"><text:span text:style-name="T5">:MM_MAT_IDI_EXP_RF88_0</text:span></text:a><text:span text:style-name="T7">5</text:span> </text:p>
      <text:p text:style-name="Standard"/>
      <text:p text:style-name="Standard"><draw:frame draw:style-name="fr1" draw:name="Figura1" text:anchor-type="paragraph" svg:width="13.19cm" svg:height="5.752cm" draw:z-index="0"><draw:image xlink:href="Pictures/100000000000024B0000010028AD2EE6AC3D6F7B.png" xlink:type="simple" xlink:show="embed" xlink:actuate="onLoad"/></draw:frame><draw:frame draw:style-name="fr2" draw:name="Figura2" text:anchor-type="paragraph" svg:x="1.845cm" svg:y="6.147cm" svg:width="13.25cm" svg:height="11.365cm" draw:z-index="1"><draw:image xlink:href="Pictures/1000000000000247000001F4A60E4BB8CC660AA5.png" xlink:type="simple" xlink:show="embed" xlink:actuate="onLoad"/></draw:frame></text:p>
      <text:p text:style-name="Standard"><draw:frame draw:style-name="fr2" draw:name="Figura3" text:anchor-type="paragraph" svg:x="1.009cm" svg:y="0.36cm" svg:width="14.296cm" svg:height="6.198cm" draw:z-index="2"><draw:image xlink:href="Pictures/100000000000028F0000011C76A735A8D266B6B0.png" xlink:type="simple" xlink:show="embed" xlink:actuate="onLoad"/></draw:frame></text:p>
      <text:p text:style-name="Standard"><draw:frame draw:style-name="fr3" draw:name="Figura4" text:anchor-type="paragraph" svg:width="17cm" svg:height="3.521cm" draw:z-index="3"><draw:image xlink:href="Pictures/10000000000004A500000107940BDE50967DF260.png" xlink:type="simple" xlink:show="embed" xlink:actuate="onLoad"/></draw:frame><text:soft-page-break/></text:p>
      <text:p text:style-name="Standard"><draw:frame draw:style-name="fr4" draw:name="Figura5" text:anchor-type="paragraph" svg:width="17cm" svg:height="2.57cm" draw:z-index="4"><draw:image xlink:href="Pictures/10000000000004A6000000B49B363FE56C00845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7:30:57.957000000</meta:creation-date>
    <dc:date>2018-04-05T07:55:19.380000000</dc:date>
    <meta:editing-duration>PT24M23S</meta:editing-duration>
    <meta:editing-cycles>4</meta:editing-cycles>
    <meta:generator>LibreOffice/5.3.1.2$Windows_X86_64 LibreOffice_project/e80a0e0fd1875e1696614d24c32df0f95f03deb2</meta:generator>
    <meta:document-statistic meta:table-count="0" meta:image-count="5" meta:object-count="0" meta:page-count="2" meta:paragraph-count="1" meta:word-count="1" meta:character-count="31" meta:non-whitespace-character-count="30"/>
  </office:meta>
</office:document-meta>
</file>